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97a2" officeooo:paragraph-rsid="00139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</text:p>
      <text:p text:style-name="P1">la cli crées un fichier </text:p>
      <text:p text:style-name="P1">heroes.component.css</text:p>
      <text:p text:style-name="P1">qui est vide par défault </text:p>
      <text:p text:style-name="P1"/>
      <text:p text:style-name="P1">heroes.component.html</text:p>
      <text:p text:style-name="P1">qui contient une balise P avec le texte heroes works</text:p>
      <text:p text:style-name="P1"/>
      <text:p text:style-name="P1">heroes.component.spec.ts</text:p>
      <text:p text:style-name="P1">qui est le fichier de test </text:p>
      <text:p text:style-name="P1"/>
      <text:p text:style-name="P1">heroes.component.ts</text:p>
      <text:p text:style-name="P1">qui définie la classe heroes avec un constructeur et les variab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2:02:15.939000000</meta:creation-date>
    <meta:generator>LibreOffice/7.0.1.2$Windows_X86_64 LibreOffice_project/7cbcfc562f6eb6708b5ff7d7397325de9e764452</meta:generator>
    <dc:date>2020-11-26T12:08:21.739000000</dc:date>
    <meta:editing-duration>PT6M6S</meta:editing-duration>
    <meta:editing-cycles>1</meta:editing-cycles>
    <meta:document-statistic meta:table-count="0" meta:image-count="0" meta:object-count="0" meta:page-count="1" meta:paragraph-count="11" meta:word-count="43" meta:character-count="281" meta:non-whitespace-character-count="246"/>
  </office:meta>
</office:document-meta>
</file>